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Roboto Slab" svg:font-family="'Roboto Slab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loext:opacity="100%" style:font-name="Roboto Slab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339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1" style:family="text">
      <style:text-properties fo:font-variant="normal" fo:text-transform="none" fo:color="#333333" loext:opacity="100%" style:font-name="Open Sans" fo:font-size="8.39999961853027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Open Sans" fo:font-size="8.39999961853027pt" fo:letter-spacing="normal" fo:font-style="normal" fo:font-weight="bold"/>
    </style:style>
    <style:style style:name="T3" style:family="text">
      <style:text-properties fo:font-variant="normal" fo:text-transform="none" fo:color="#b1010d" loext:opacity="100%" style:text-line-through-style="none" style:text-line-through-type="none" style:font-name="Open Sans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5" style:family="text">
      <style:text-properties fo:font-variant="normal" fo:text-transform="none" fo:color="#24292e" loext:opacity="100%" style:font-name="apple-system" fo:font-size="9.60000038146973pt" fo:letter-spacing="normal" fo:font-style="normal" fo:font-weight="bold"/>
    </style:style>
    <style:style style:name="T6" style:family="text">
      <style:text-properties fo:font-variant="normal" fo:text-transform="none" fo:color="#24292e" loext:opacity="100%" style:font-name="SFMono-Regular" fo:font-size="7.80000019073486pt" fo:letter-spacing="normal" fo:font-style="normal" fo:font-weight="normal" loext:padding="0cm" loext:border="non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Ejercicios sesión 3</text:h>
      <text:section text:style-name="Sect1" text:name="intro">
        <text:p text:style-name="P4"><text:span text:style-name="T1">Para esta sesión, deberéis realizar los ejercicios 1 y 2 propuestos en los </text:span><text:a xlink:type="simple" xlink:href="https://nachoiborraies.github.io/laravel/md/es/03ejercicios" office:target-frame-name="_blank" xlink:show="new" text:style-name="Internet_20_link" text:visited-style-name="Visited_20_Internet_20_Link"><text:span text:style-name="T3">ejercicios</text:span></text:a><text:span text:style-name="T1"> de la sesión. Deberéis entregar la carpeta del proyecto de blog con los cambios acumulados de los dos ejercicios, en un archivo llamado </text:span><text:span text:style-name="Strong_20_Emphasis"><text:span text:style-name="T2">blog_03.zip</text:span></text:span><text:span text:style-name="T1">, con las instrucciones indicadas en el enunciado. No hay que entregar un ZIP por ejercicio, sino uno global con el desarrollo de todos los ejercicios acumulados.</text:span></text:p>
      </text:section>
      <text:p text:style-name="Standard"/>
      <text:h text:style-name="P1" text:outline-level="1"><text:bookmark text:name="ejercicios-propuestos---parte-3"/>Ejercicios propuestos - Parte 3</text:h>
      <text:h text:style-name="P3" text:outline-level="2"><text:bookmark text:name="ejercicio-1"/>Ejercicio 1</text:h>
      <text:p text:style-name="P5"><text:span text:style-name="T4">Sobre el proyecto </text:span><text:span text:style-name="Strong_20_Emphasis"><text:span text:style-name="T5">blog</text:span></text:span><text:span text:style-name="T4"> de la sesión anterior, vamos a añadir estos cambios:</text:span></text:p>
      <text:list xml:id="list1408310940" text:style-name="L1">
        <text:list-item>
          <text:p text:style-name="P7"><text:span text:style-name="T4">Crea un controlador de recursos (opción </text:span><text:span text:style-name="Source_20_Text"><text:span text:style-name="T6">-r</text:span></text:span><text:span text:style-name="T4">) llamado </text:span><text:span text:style-name="Source_20_Text"><text:span text:style-name="T6">PostController</text:span></text:span><text:span text:style-name="T4">, que nos servirá para gestionar toda la lógica de los posts del blog.</text:span></text:p>
        </text:list-item>
        <text:list-item>
          <text:p text:style-name="P7"><text:span text:style-name="T4">Asigna automáticamente con el método </text:span><text:span text:style-name="Source_20_Text"><text:span text:style-name="T6">resource</text:span></text:span><text:span text:style-name="T4"> cada ruta a su función correspondiente del controlador, en el archivo </text:span><text:span text:style-name="Source_20_Text"><text:span text:style-name="T6">routes/web.php</text:span></text:span><text:span text:style-name="T4">. Limita con </text:span><text:span text:style-name="Source_20_Text"><text:span text:style-name="T6">only</text:span></text:span><text:span text:style-name="T4"> las acciones sólo a las funciones de listado (</text:span><text:span text:style-name="Source_20_Text"><text:span text:style-name="T6">index</text:span></text:span><text:span text:style-name="T4">), ficha (</text:span><text:span text:style-name="Source_20_Text"><text:span text:style-name="T6">show</text:span></text:span><text:span text:style-name="T4">), creación (</text:span><text:span text:style-name="Source_20_Text"><text:span text:style-name="T6">create</text:span></text:span><text:span text:style-name="T4">) y edición (</text:span><text:span text:style-name="Source_20_Text"><text:span text:style-name="T6">edit</text:span></text:span><text:span text:style-name="T4">).</text:span></text:p>
        </text:list-item>
        <text:list-item>
          <text:p text:style-name="P7"><text:span text:style-name="T4">Utiliza el proveedor de servicios </text:span><text:span text:style-name="Source_20_Text"><text:span text:style-name="T6">AppServiceProvider</text:span></text:span><text:span text:style-name="T4"> para “castellanizar” las rutas de creación y edición, como en el ejemplo que hemos visto de libros.</text:span></text:p>
        </text:list-item>
        <text:list-item>
          <text:p text:style-name="P7"><text:span text:style-name="T4">Renombra las vistas de listado y ficha de un post a </text:span><text:span text:style-name="Source_20_Text"><text:span text:style-name="T6">index.blade.php</text:span></text:span><text:span text:style-name="T4"> y </text:span><text:span text:style-name="Source_20_Text"><text:span text:style-name="T6">show.blade.php</text:span></text:span><text:span text:style-name="T4">, dentro de su carpeta </text:span><text:span text:style-name="Source_20_Text"><text:span text:style-name="T6">posts</text:span></text:span><text:span text:style-name="T4">, y haz que los métodos correspondientes del controlador de posts rendericen estas vistas. Para los métodos </text:span><text:span text:style-name="Source_20_Text"><text:span text:style-name="T6">create</text:span></text:span><text:span text:style-name="T4"> y </text:span><text:span text:style-name="Source_20_Text"><text:span text:style-name="T6">edit</text:span></text:span><text:span text:style-name="T4">, simplemente devuelve un texto plano indicando “Nuevo post” y “Edición de post”, por ejemplo.</text:span></text:p>
        </text:list-item>
        <text:list-item>
          <text:p text:style-name="P9">Haz los cambios adicionales que sean convenientes (por ejemplo, en el menú de navegación) para que los enlaces sigan funcionando, y prueba que las cuatro rutas (listado, ficha, creación y edición) funcionan adecuadamente.</text:p>
        </text:list-item>
      </text:list>
      <text:h text:style-name="P3" text:outline-level="2"><text:bookmark text:name="ejercicio-2"/>Ejercicio 2</text:h>
      <text:p text:style-name="P5"><text:span text:style-name="T4">Sobre el proyecto </text:span><text:span text:style-name="Strong_20_Emphasis"><text:span text:style-name="T5">blog</text:span></text:span><text:span text:style-name="T4"> anterior, vamos a añadir estos cambios:</text:span></text:p>
      <text:list xml:id="list3457826669" text:style-name="L2">
        <text:list-item>
          <text:p text:style-name="P8"><text:span text:style-name="T4">Haz que las funciones de </text:span><text:span text:style-name="Source_20_Text"><text:span text:style-name="T6">create</text:span></text:span><text:span text:style-name="T4"> y </text:span><text:span text:style-name="Source_20_Text"><text:span text:style-name="T6">edit</text:span></text:span><text:span text:style-name="T4"> del controlador de posts, en lugar de mostrar un mensaje de texto plano indicando que ahí va un formulario, redirijan a la página de inicio, usando la instrucción </text:span><text:span text:style-name="Source_20_Text"><text:span text:style-name="T6">redirect</text:span></text:span><text:span text:style-name="T4">.</text:span></text:p>
        </text:list-item>
        <text:list-item>
          <text:p text:style-name="P8"><text:span text:style-name="T4">Añade un </text:span><text:span text:style-name="Emphasis"><text:span text:style-name="T4">helper</text:span></text:span><text:span text:style-name="T4"> al proyecto que defina una función llamada </text:span><text:span text:style-name="Source_20_Text"><text:span text:style-name="T6">fechaActual</text:span></text:span><text:span text:style-name="T4">. Recibirá como parámetro un formato de fecha (por ejemplo, “d/m/y”) y sacará la fecha actual en dicho formato. Utilízalo para mostrar la fecha actual en formato “d/m/Y” en la plantilla base, bajo la barra de navegación, alineada a la derecha.</text:span></text:p>
        </text:list-item>
      </text:list>
      <text:p text:style-name="P5"><text:span text:style-name="Strong_20_Emphasis"><text:span text:style-name="T5">¿Qué entregar?</text:span></text:span></text:p>
      <text:p text:style-name="P6"><text:span text:style-name="T4">Como entrega de esta sesión deberás comprimir el proyecto </text:span><text:span text:style-name="Strong_20_Emphasis"><text:span text:style-name="T5">blog</text:span></text:span><text:span text:style-name="T4"> con todos los cambios incorporados, y eliminando las carpetas </text:span><text:span text:style-name="Source_20_Text"><text:span text:style-name="T6">vendor</text:span></text:span><text:span text:style-name="T4"> y </text:span><text:span text:style-name="Source_20_Text"><text:span text:style-name="T6">node_modules</text:span></text:span><text:span text:style-name="T4"> como se explicó en las sesiones anteriores. Renombra el archivo comprimido a </text:span><text:span text:style-name="Source_20_Text"><text:span text:style-name="T6">blog_03.zip</text:span></text:span><text:span text:style-name="T4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Roboto Slab" svg:font-family="'Roboto Slab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8:51:28.713000000</meta:creation-date>
    <dc:date>2022-09-30T18:52:54.710000000</dc:date>
    <meta:editing-duration>PT1M26S</meta:editing-duration>
    <meta:editing-cycles>1</meta:editing-cycles>
    <meta:document-statistic meta:table-count="0" meta:image-count="0" meta:object-count="0" meta:page-count="1" meta:paragraph-count="16" meta:word-count="398" meta:character-count="2472" meta:non-whitespace-character-count="2097"/>
    <meta:generator>LibreOffice/7.0.3.1$Windows_X86_64 LibreOffice_project/d7547858d014d4cf69878db179d326fc3483e082</meta:generator>
  </office:meta>
</office:document-meta>
</file>